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marche</text:p>
      <text:p text:style-name="Standard"/>
      <text:p text:style-name="Standard"/>
      <text:p text:style-name="Standard">1) Dès le "Rappel succinct de l'énoncé" j'ai commencé à me poser des questions et à avoir des idées supplémentaires comme "si le client veut enlever ou rajouter des ingrédients à sa pizza", si le client veut avoir une pizza "moitié-moitié"...</text:p>
      <text:p text:style-name="Standard"/>
      <text:p text:style-name="Standard">==&gt; j'ai donc créer 2 documents :</text:p>
      <text:p text:style-name="Standard"><text:tab/>- "Idées à proposer"</text:p>
      <text:p text:style-name="Standard"><text:tab/>- "Questions à poser"</text:p>
      <text:p text:style-name="Standard"/>
      <text:p text:style-name="Standard">2) J'ai eu aussi beaucoup de problème à faire un rappel succinct car je n'arrivais pas à faire une sorte de synthèse des besoins énoncés et il me fallait chercher les informations dans tout le texte en même temps que des questions et de nouvelles idées me venaient.</text:p>
      <text:p text:style-name="Standard"/>
      <text:p text:style-name="Standard">==&gt; <text:s/>j'ai alors commencé par lister les informations une à une au fil de la lecture du "Recueil des besoins du client" sans essayer de sélectionner ou de regrouper aucune d'entre-elles puis j'ai mis en gras l'idée importante dans chacune des lignes d'information.</text:p>
      <text:p text:style-name="Standard"/>
      <text:p text:style-name="Standard">3) <tex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9T19:38:56.07</meta:creation-date>
    <dc:date>2020-11-29T21:54:31.21</dc:date>
    <meta:editing-duration>PT2H15M32S</meta:editing-duration>
    <meta:editing-cycles>5</meta:editing-cycles>
    <meta:generator>OpenOffice/4.1.7$Win32 OpenOffice.org_project/417m1$Build-9800</meta:generator>
    <meta:document-statistic meta:table-count="0" meta:image-count="0" meta:object-count="0" meta:page-count="1" meta:paragraph-count="8" meta:word-count="149" meta:character-count="858"/>
  </office:meta>
</office:document-meta>
</file>